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ira Code" svg:font-family="'Fir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1">
      <loext:graphic-properties draw:fill="solid" draw:fill-color="#ffffff"/>
      <style:paragraph-properties fo:margin-top="0in" fo:margin-bottom="0in" style:contextual-spacing="true" fo:background-color="#ffffff">
        <style:tab-stops/>
      </style:paragraph-properties>
      <style:text-properties officeooo:paragraph-rsid="0006d9eb"/>
    </style:style>
    <style:style style:name="P2" style:family="paragraph" style:parent-style-name="List_20_Paragraph">
      <loext:graphic-properties draw:fill="solid" draw:fill-color="#ffffff"/>
      <style:paragraph-properties fo:margin-top="0in" fo:margin-bottom="0in" style:contextual-spacing="true" fo:background-color="#ffffff">
        <style:tab-stops/>
      </style:paragraph-properties>
      <style:text-properties officeooo:paragraph-rsid="0006d9eb"/>
    </style:style>
    <style:style style:name="P3" style:family="paragraph" style:parent-style-name="List_20_Paragraph">
      <loext:graphic-properties draw:fill="solid" draw:fill-color="#ffffff"/>
      <style:paragraph-properties fo:margin-top="0in" fo:margin-bottom="0in" style:contextual-spacing="true" fo:background-color="#ffffff"/>
      <style:text-properties officeooo:paragraph-rsid="0006d9eb"/>
    </style:style>
    <style:style style:name="P4" style:family="paragraph" style:parent-style-name="List_20_Paragraph">
      <loext:graphic-properties draw:fill="solid" draw:fill-color="#ffffff"/>
      <style:paragraph-properties fo:margin-left="0.25in" fo:margin-top="0in" fo:margin-bottom="0in" style:contextual-spacing="true" fo:text-indent="-0.2917in" style:auto-text-indent="false" fo:background-color="#ffffff"/>
      <style:text-properties officeooo:paragraph-rsid="0006d9eb"/>
    </style:style>
    <style:style style:name="P5" style:family="paragraph" style:parent-style-name="List_20_Paragraph">
      <style:text-properties officeooo:paragraph-rsid="00070044"/>
    </style:style>
    <style:style style:name="P6" style:family="paragraph" style:parent-style-name="Standard">
      <style:paragraph-properties fo:text-indent="0in" style:auto-text-indent="false"/>
      <style:text-properties officeooo:paragraph-rsid="0006d9eb"/>
    </style:style>
    <style:style style:name="P7" style:family="paragraph" style:parent-style-name="Standard">
      <style:paragraph-properties fo:text-indent="0.1756in" style:auto-text-indent="false"/>
      <style:text-properties officeooo:paragraph-rsid="0006d9eb"/>
    </style:style>
    <style:style style:name="P8" style:family="paragraph" style:parent-style-name="Standard">
      <style:text-properties officeooo:paragraph-rsid="0006d9eb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abb2bf" loext:opacity="100%" style:font-name="Fira Code" fo:font-size="10.5pt" fo:font-weight="normal" fo:background-color="#282c34"/>
    </style:style>
    <style:style style:name="P10" style:family="paragraph" style:parent-style-name="Standard">
      <style:paragraph-properties style:line-height-at-least="0.198in"/>
      <style:text-properties fo:color="#abb2bf" loext:opacity="100%" style:font-name="Fira Code" fo:font-size="10.5pt" fo:font-weight="normal" fo:background-color="#282c34"/>
    </style:style>
    <style:style style:name="P11" style:family="paragraph" style:parent-style-name="Standard">
      <loext:graphic-properties draw:fill="solid" draw:fill-color="#ffffff"/>
      <style:paragraph-properties fo:margin-top="0in" fo:margin-bottom="0in" style:contextual-spacing="true" fo:background-color="#ffffff">
        <style:tab-stops/>
      </style:paragraph-properties>
      <style:text-properties fo:color="#abb2bf" loext:opacity="100%" style:font-name="Fira Code" fo:font-size="10.5pt" fo:font-weight="normal" officeooo:paragraph-rsid="0006d9eb" fo:background-color="#282c34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fo:color="#569cd6" loext:opacity="100%" style:font-name="Fira Code" fo:font-size="10.5pt" fo:font-weight="normal" fo:background-color="#282c34"/>
    </style:style>
    <style:style style:name="P13" style:family="paragraph" style:parent-style-name="Standard">
      <style:paragraph-properties style:line-height-at-least="0.198in"/>
    </style:style>
    <style:style style:name="P14" style:family="paragraph" style:parent-style-name="Standard">
      <style:paragraph-properties fo:margin-top="0in" fo:margin-bottom="0.1965in" style:contextual-spacing="false" style:line-height-at-least="0.198in"/>
    </style:style>
    <style:style style:name="P15" style:family="paragraph" style:parent-style-name="Standard">
      <style:text-properties fo:font-size="14pt" officeooo:paragraph-rsid="00070044" style:font-size-asian="14pt" style:font-size-complex="14pt"/>
    </style:style>
    <style:style style:name="P16" style:family="paragraph" style:parent-style-name="Standard">
      <style:text-properties officeooo:paragraph-rsid="00070044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06d9eb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070044" style:font-size-asian="20pt" style:font-weight-asian="bold" style:font-size-complex="20pt" style:font-weight-complex="bold"/>
    </style:style>
    <style:style style:name="T4" style:family="text">
      <style:text-properties fo:font-size="20pt" fo:font-weight="bold" style:font-size-asian="20pt" style:font-weight-asian="bold" style:font-name-complex="Calibri1" style:font-size-complex="20pt" style:font-weight-complex="bold"/>
    </style:style>
    <style:style style:name="T5" style:family="text">
      <style:text-properties fo:font-size="20pt" fo:font-weight="bold" officeooo:rsid="0006d9eb" style:font-size-asian="20pt" style:font-weight-asian="bold" style:font-name-complex="Calibri1" style:font-size-complex="20pt" style:font-weight-complex="bold"/>
    </style:style>
    <style:style style:name="T6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7" style:family="text">
      <style:text-properties fo:color="#9b9b9b" loext:opacity="100%"/>
    </style:style>
    <style:style style:name="T8" style:family="text">
      <style:text-properties fo:color="#569cd6" loext:opacity="100%"/>
    </style:style>
    <style:style style:name="T9" style:family="text">
      <style:text-properties fo:color="#ce9178" loext:opacity="100%"/>
    </style:style>
    <style:style style:name="T10" style:family="text">
      <style:text-properties fo:color="#4ec9b0" loext:opacity="100%"/>
    </style:style>
    <style:style style:name="T11" style:family="text">
      <style:text-properties fo:color="#dadada" loext:opacity="100%"/>
    </style:style>
    <style:style style:name="T12" style:family="text">
      <style:text-properties fo:color="#d4d4d4" loext:opacity="100%"/>
    </style:style>
    <style:style style:name="T13" style:family="text">
      <style:text-properties fo:color="#c8c8c8" loext:opacity="100%"/>
    </style:style>
    <style:style style:name="T14" style:family="text">
      <style:text-properties fo:color="#7f7f7f" loext:opacity="100%"/>
    </style:style>
    <style:style style:name="T15" style:family="text">
      <style:text-properties fo:color="#6a9955" loext:opacity="100%"/>
    </style:style>
    <style:style style:name="T16" style:family="text">
      <style:text-properties fo:color="#b4b4b4" loext:opacity="100%"/>
    </style:style>
    <style:style style:name="T17" style:family="text">
      <style:text-properties fo:color="#b5cea8" loext:opacity="100%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06d9eb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6"><text:span text:style-name="T6"/></text:p>
      <text:list text:style-name="WWNum1">
        <text:list-header>
          <text:p text:style-name="P1"><text:span text:style-name="T1">Implement Queue using Double Link List</text:span></text:p>
        </text:list-header>
      </text:list>
      <text:p text:style-name="P2"/>
      <text:p text:style-name="P11"><text:span text:style-name="T7">#include</text:span><text:span text:style-name="T8"> </text:span><text:span text:style-name="T9">&lt;iostream&gt;</text:span></text:p>
      <text:p text:style-name="P13"/>
      <text:p text:style-name="P9"><text:span text:style-name="T8">struct</text:span> <text:span text:style-name="T10">node</text:span></text:p>
      <text:p text:style-name="P9">{</text:p>
      <text:p text:style-name="P9"><text:span text:style-name="T8">int</text:span> <text:span text:style-name="T11">data</text:span>{};</text:p>
      <text:p text:style-name="P9"><text:span text:style-name="T10">node</text:span><text:span text:style-name="T12">*</text:span> <text:span text:style-name="T11">right</text:span>{<text:span text:style-name="T8">nullptr</text:span>};</text:p>
      <text:p text:style-name="P9"><text:span text:style-name="T10">node</text:span><text:span text:style-name="T12">*</text:span> <text:span text:style-name="T11">left</text:span>{<text:span text:style-name="T8">nullptr</text:span>};</text:p>
      <text:p text:style-name="P9">};</text:p>
      <text:p text:style-name="P13"/>
      <text:p text:style-name="P9"><text:span text:style-name="T8">class</text:span> <text:span text:style-name="T10">queue</text:span></text:p>
      <text:p text:style-name="P9">{</text:p>
      <text:p text:style-name="P12">private:</text:p>
      <text:p text:style-name="P9"><text:span text:style-name="T10">node</text:span><text:span text:style-name="T12">*</text:span> <text:span text:style-name="T11">head</text:span>{<text:span text:style-name="T8">nullptr</text:span>};</text:p>
      <text:p text:style-name="P12">public:</text:p>
      <text:p text:style-name="P9"><text:span text:style-name="T8">bool</text:span> <text:span text:style-name="T13">empty</text:span>() {<text:span text:style-name="T8">return</text:span> <text:span text:style-name="T11">head</text:span> <text:span text:style-name="T12">==</text:span> <text:span text:style-name="T8">nullptr</text:span>;}</text:p>
      <text:p text:style-name="P9"><text:span text:style-name="T10">node</text:span><text:span text:style-name="T8">*</text:span> <text:span text:style-name="T13">search</text:span>(<text:span text:style-name="T8">int</text:span> <text:span text:style-name="T14">key</text:span>)</text:p>
      <text:p text:style-name="P9">{</text:p>
      <text:p text:style-name="P9"><text:span text:style-name="T10">node</text:span><text:span text:style-name="T12">*</text:span> <text:span text:style-name="T13">temp</text:span>{<text:span text:style-name="T11">head</text:span>};</text:p>
      <text:p text:style-name="P9"><text:span text:style-name="T8">while</text:span>(<text:span text:style-name="T13">temp</text:span> <text:span text:style-name="T12">!=</text:span> <text:span text:style-name="T8">nullptr</text:span>)</text:p>
      <text:p text:style-name="P9">{</text:p>
      <text:p text:style-name="P9"><text:span text:style-name="T8">if</text:span>(<text:span text:style-name="T13">temp</text:span>-&gt;<text:span text:style-name="T11">data</text:span> <text:span text:style-name="T12">==</text:span> <text:span text:style-name="T14">key</text:span>)</text:p>
      <text:p text:style-name="P9"><text:span text:style-name="T8">return</text:span> <text:span text:style-name="T13">temp</text:span>;</text:p>
      <text:p text:style-name="P9"><text:span text:style-name="T13">temp</text:span> <text:span text:style-name="T12">=</text:span> <text:span text:style-name="T13">temp</text:span>-&gt;<text:span text:style-name="T11">right</text:span>;</text:p>
      <text:p text:style-name="P9">}</text:p>
      <text:p text:style-name="P9"><text:span text:style-name="T8">return</text:span> <text:span text:style-name="T8">nullptr</text:span>;</text:p>
      <text:p text:style-name="P9">}</text:p>
      <text:p text:style-name="P13"/>
      <text:p text:style-name="P9"><text:span text:style-name="T8">void</text:span> <text:span text:style-name="T13">insertAtEnd</text:span>(<text:span text:style-name="T8">int</text:span> <text:span text:style-name="T14">val</text:span>)</text:p>
      <text:p text:style-name="P9">{</text:p>
      <text:p text:style-name="P9"><text:span text:style-name="T10">node</text:span><text:span text:style-name="T12">*</text:span> <text:span text:style-name="T13">newer</text:span>{<text:span text:style-name="T8">new</text:span> <text:span text:style-name="T10">node</text:span>};</text:p>
      <text:p text:style-name="P9"><text:span text:style-name="T13">newer</text:span>-&gt;<text:span text:style-name="T11">data</text:span> <text:span text:style-name="T12">=</text:span> <text:span text:style-name="T14">val</text:span>;</text:p>
      <text:p text:style-name="P13"/>
      <text:p text:style-name="P9"><text:span text:style-name="T8">if</text:span>(<text:span text:style-name="T13">empty</text:span>())</text:p>
      <text:p text:style-name="P9">{</text:p>
      <text:p text:style-name="P9"><text:span text:style-name="T11">head</text:span> <text:span text:style-name="T12">=</text:span> <text:span text:style-name="T13">newer</text:span>;</text:p>
      <text:p text:style-name="P9"><text:span text:style-name="T8">return</text:span>;</text:p>
      <text:p text:style-name="P9">}</text:p>
      <text:p text:style-name="P13"/>
      <text:p text:style-name="P9"><text:span text:style-name="T10">node</text:span><text:span text:style-name="T12">*</text:span> <text:span text:style-name="T13">temp</text:span>{<text:span text:style-name="T11">head</text:span>};</text:p>
      <text:p text:style-name="P9"><text:span text:style-name="T8">while</text:span>(<text:span text:style-name="T13">temp</text:span>-&gt;<text:span text:style-name="T11">right</text:span> <text:span text:style-name="T12">!=</text:span> <text:span text:style-name="T8">nullptr</text:span>)</text:p>
      <text:p text:style-name="P9"><text:span text:style-name="T13">temp</text:span> <text:span text:style-name="T12">=</text:span> <text:span text:style-name="T13">temp</text:span>-&gt;<text:span text:style-name="T11">right</text:span>;</text:p>
      <text:p text:style-name="P13"/>
      <text:p text:style-name="P9"><text:span text:style-name="T13">temp</text:span>-&gt;<text:span text:style-name="T11">right</text:span> <text:span text:style-name="T12">=</text:span> <text:span text:style-name="T13">newer</text:span>;<text:span text:style-name="T15"> //newer right is nullptr by default</text:span></text:p>
      <text:p text:style-name="P9"><text:span text:style-name="T13">newer</text:span>-&gt;<text:span text:style-name="T11">left</text:span> <text:span text:style-name="T12">=</text:span> <text:span text:style-name="T13">temp</text:span>;</text:p>
      <text:p text:style-name="P9">}</text:p>
      <text:p text:style-name="P14"/>
      <text:p text:style-name="P9"><text:soft-page-break/><text:span text:style-name="T8">void</text:span> <text:span text:style-name="T13">delAtHead</text:span>()</text:p>
      <text:p text:style-name="P9">{</text:p>
      <text:p text:style-name="P9"><text:span text:style-name="T8">if</text:span>(<text:span text:style-name="T13">empty</text:span>())</text:p>
      <text:p text:style-name="P9">{</text:p>
      <text:p text:style-name="P9"><text:span text:style-name="T13">std</text:span>::<text:span text:style-name="T13">cout</text:span> <text:span text:style-name="T16">&lt;&lt;</text:span> <text:span text:style-name="T9">"empty!\n"</text:span>;</text:p>
      <text:p text:style-name="P9"><text:span text:style-name="T8">return</text:span>;</text:p>
      <text:p text:style-name="P9">}</text:p>
      <text:p text:style-name="P13"/>
      <text:p text:style-name="P9"><text:span text:style-name="T10">node</text:span><text:span text:style-name="T12">*</text:span> <text:span text:style-name="T13">temp</text:span>{<text:span text:style-name="T11">head</text:span>-&gt;<text:span text:style-name="T11">right</text:span>};</text:p>
      <text:p text:style-name="P9"><text:span text:style-name="T8">delete</text:span> <text:span text:style-name="T11">head</text:span>;</text:p>
      <text:p text:style-name="P13"/>
      <text:p text:style-name="P9"><text:span text:style-name="T8">if</text:span>(<text:span text:style-name="T13">temp</text:span> <text:span text:style-name="T12">!=</text:span> <text:span text:style-name="T8">nullptr</text:span>)<text:span text:style-name="T15"> //if multi nodes,</text:span></text:p>
      <text:p text:style-name="P9"><text:span text:style-name="T13">temp</text:span>-&gt;<text:span text:style-name="T11">left</text:span> <text:span text:style-name="T12">=</text:span> <text:span text:style-name="T8">nullptr</text:span>;<text:span text:style-name="T15"> //update left of next node(new head)</text:span></text:p>
      <text:p text:style-name="P13"/>
      <text:p text:style-name="P9"><text:span text:style-name="T11">head</text:span> <text:span text:style-name="T12">=</text:span> <text:span text:style-name="T13">temp</text:span>;<text:span text:style-name="T15"> //update head(incase of single node temp would be null)</text:span></text:p>
      <text:p text:style-name="P9">}</text:p>
      <text:p text:style-name="P13"/>
      <text:p text:style-name="P9"><text:span text:style-name="T8">void</text:span> <text:span text:style-name="T13">display</text:span>()</text:p>
      <text:p text:style-name="P9">{</text:p>
      <text:p text:style-name="P9"><text:span text:style-name="T10">node</text:span><text:span text:style-name="T12">*</text:span> <text:span text:style-name="T13">temp</text:span> <text:span text:style-name="T12">=</text:span> <text:span text:style-name="T11">head</text:span>;</text:p>
      <text:p text:style-name="P9"><text:span text:style-name="T8">while</text:span> (<text:span text:style-name="T13">temp</text:span> <text:span text:style-name="T12">!=</text:span> <text:span text:style-name="T8">nullptr</text:span>)</text:p>
      <text:p text:style-name="P9">{</text:p>
      <text:p text:style-name="P9"><text:span text:style-name="T13">std</text:span>::<text:span text:style-name="T13">cout</text:span> <text:span text:style-name="T16">&lt;&lt;</text:span> <text:span text:style-name="T13">temp</text:span>-&gt;<text:span text:style-name="T11">data</text:span> <text:span text:style-name="T16">&lt;&lt;</text:span> <text:span text:style-name="T9">" "</text:span>;</text:p>
      <text:p text:style-name="P9"><text:span text:style-name="T13">temp</text:span> <text:span text:style-name="T12">=</text:span> <text:span text:style-name="T13">temp</text:span>-&gt;<text:span text:style-name="T11">right</text:span>;</text:p>
      <text:p text:style-name="P9">}</text:p>
      <text:p text:style-name="P9"><text:span text:style-name="T13">std</text:span>::<text:span text:style-name="T13">cout</text:span> <text:span text:style-name="T16">&lt;&lt;</text:span> <text:span text:style-name="T13">std</text:span>::<text:span text:style-name="T13">endl</text:span>;</text:p>
      <text:p text:style-name="P9">}</text:p>
      <text:p text:style-name="P9">};</text:p>
      <text:p text:style-name="P13"/>
      <text:p text:style-name="P9"><text:span text:style-name="T8">int</text:span> <text:span text:style-name="T13">main</text:span>()</text:p>
      <text:p text:style-name="P9">{</text:p>
      <text:p text:style-name="P9"><text:span text:style-name="T10">queue</text:span> <text:span text:style-name="T13">l</text:span>{};</text:p>
      <text:p text:style-name="P13"/>
      <text:p text:style-name="P9"><text:span text:style-name="T13">l</text:span>.<text:span text:style-name="T13">insertAtEnd</text:span>(<text:span text:style-name="T17">4</text:span>);</text:p>
      <text:p text:style-name="P9"><text:span text:style-name="T13">l</text:span>.<text:span text:style-name="T13">insertAtEnd</text:span>(<text:span text:style-name="T17">7</text:span>);</text:p>
      <text:p text:style-name="P9"><text:span text:style-name="T13">l</text:span>.<text:span text:style-name="T13">insertAtEnd</text:span>(<text:span text:style-name="T17">98</text:span>);</text:p>
      <text:p text:style-name="P9"><text:span text:style-name="T13">l</text:span>.<text:span text:style-name="T13">display</text:span>();</text:p>
      <text:p text:style-name="P9"><text:span text:style-name="T13">l</text:span>.<text:span text:style-name="T13">delAtHead</text:span>();</text:p>
      <text:p text:style-name="P9"><text:span text:style-name="T13">l</text:span>.<text:span text:style-name="T13">delAtHead</text:span>();</text:p>
      <text:p text:style-name="P9"><text:span text:style-name="T13">l</text:span>.<text:span text:style-name="T13">insertAtEnd</text:span>(<text:span text:style-name="T17">3</text:span>);</text:p>
      <text:p text:style-name="P9"><text:span text:style-name="T13">l</text:span>.<text:span text:style-name="T13">display</text:span>();</text:p>
      <text:p text:style-name="P13"/>
      <text:p text:style-name="P9"><text:span text:style-name="T13">l</text:span>.<text:span text:style-name="T13">display</text:span>();</text:p>
      <text:p text:style-name="P13"/>
      <text:p text:style-name="P9"><text:span text:style-name="T8">return</text:span> <text:span text:style-name="T17">0</text:span>;</text:p>
      <text:p text:style-name="P9">}</text:p>
      <text:p text:style-name="P10"/>
      <text:p text:style-name="P2"/>
      <text:p text:style-name="P2"/>
      <text:p text:style-name="P2"/>
      <text:p text:style-name="P2"/>
      <text:p text:style-name="P3"><text:soft-page-break/><text:span text:style-name="T2">Fucn to D</text:span><text:span text:style-name="T1">isplay in reverse order</text:span></text:p>
      <text:p text:style-name="P2"/>
      <text:p text:style-name="P2"/>
      <text:p text:style-name="P11"><text:span text:style-name="T8">void</text:span> <text:span text:style-name="T13">reverse</text:span>()</text:p>
      <text:p text:style-name="P9">{</text:p>
      <text:p text:style-name="P9"><text:span text:style-name="T10">node</text:span><text:span text:style-name="T12">*</text:span> <text:span text:style-name="T13">prev</text:span>{<text:span text:style-name="T8">nullptr</text:span>}, <text:span text:style-name="T12">*</text:span> <text:span text:style-name="T13">curr</text:span>{<text:span text:style-name="T11">head</text:span>};</text:p>
      <text:p text:style-name="P9"><text:span text:style-name="T8">while</text:span>(<text:span text:style-name="T13">curr</text:span> <text:span text:style-name="T12">!=</text:span> <text:span text:style-name="T8">nullptr</text:span>)</text:p>
      <text:p text:style-name="P9">{</text:p>
      <text:p text:style-name="P9"><text:span text:style-name="T13">curr</text:span>-&gt;<text:span text:style-name="T11">left</text:span> <text:span text:style-name="T12">=</text:span> <text:span text:style-name="T13">curr</text:span>-&gt;<text:span text:style-name="T11">right</text:span>;</text:p>
      <text:p text:style-name="P9"><text:span text:style-name="T13">curr</text:span>-&gt;<text:span text:style-name="T11">right</text:span> <text:span text:style-name="T12">=</text:span> <text:span text:style-name="T13">prev</text:span>;</text:p>
      <text:p text:style-name="P13"/>
      <text:p text:style-name="P9"><text:span text:style-name="T13">prev</text:span> <text:span text:style-name="T12">=</text:span> <text:span text:style-name="T13">curr</text:span>;</text:p>
      <text:p text:style-name="P9"><text:span text:style-name="T13">curr</text:span> <text:span text:style-name="T12">=</text:span> <text:span text:style-name="T13">curr</text:span>-&gt;<text:span text:style-name="T11">left</text:span>;</text:p>
      <text:p text:style-name="P9">}</text:p>
      <text:p text:style-name="P9"><text:span text:style-name="T11">head</text:span> <text:span text:style-name="T12">=</text:span> <text:span text:style-name="T13">prev</text:span>;</text:p>
      <text:p text:style-name="P9">}</text:p>
      <text:p text:style-name="P2"/>
      <text:p text:style-name="P2"/>
      <text:p text:style-name="P2"/>
      <text:p text:style-name="P2"/>
      <text:p text:style-name="P4"><text:span text:style-name="T2">Func to </text:span><text:span text:style-name="T1">count the number of nodes.</text:span></text:p>
      <text:p text:style-name="P4"><text:span text:style-name="T1"/></text:p>
      <text:p text:style-name="P4"><text:span text:style-name="T1"/></text:p>
      <text:p text:style-name="P7" loext:marker-style-name="T18"><text:span text:style-name="T18">int countNodes() {</text:span></text:p>
      <text:p text:style-name="P7" loext:marker-style-name="T18"><text:span text:style-name="T18"><text:s text:c="8"/>int count = 0;</text:span></text:p>
      <text:p text:style-name="P7" loext:marker-style-name="T18"><text:span text:style-name="T18"><text:s text:c="8"/>Node* temp = head;</text:span></text:p>
      <text:p text:style-name="P7" loext:marker-style-name="T18"><text:span text:style-name="T18"><text:s text:c="8"/>while (temp != nullptr) {</text:span></text:p>
      <text:p text:style-name="P7" loext:marker-style-name="T18"><text:span text:style-name="T18"><text:s text:c="12"/>count++;</text:span></text:p>
      <text:p text:style-name="P7" loext:marker-style-name="T18"><text:span text:style-name="T18"><text:s text:c="12"/>temp = temp-&gt;next;</text:span></text:p>
      <text:p text:style-name="P7" loext:marker-style-name="T18"><text:span text:style-name="T18"><text:s text:c="8"/>}</text:span></text:p>
      <text:p text:style-name="P7" loext:marker-style-name="T18"><text:span text:style-name="T18"><text:s text:c="8"/>return count;</text:span></text:p>
      <text:p text:style-name="P7" loext:marker-style-name="T18"><text:span text:style-name="T19"><text:s text:c="4"/>}</text:span></text:p>
      <text:p text:style-name="List_20_Paragraph"><text:span text:style-name="T20"/></text:p>
      <text:p text:style-name="List_20_Paragraph"><text:span text:style-name="T2">M</text:span><text:span text:style-name="T1">iddle element of a Double</text:span><text:span text:style-name="T2">e</text:span></text:p>
      <text:p text:style-name="P7" loext:marker-style-name="T18"><text:span text:style-name="T19"/></text:p>
      <text:p text:style-name="P7" loext:marker-style-name="T18"><text:span text:style-name="T19"/></text:p>
      <text:p text:style-name="P7" loext:marker-style-name="T18"><text:span text:style-name="T18">void findMiddle() {</text:span></text:p>
      <text:p text:style-name="P7" loext:marker-style-name="T18"><text:span text:style-name="T18"><text:s text:c="8"/>if (head == nullptr) {</text:span></text:p>
      <text:p text:style-name="P7" loext:marker-style-name="T18"><text:span text:style-name="T18"><text:s text:c="12"/>cout &lt;&lt; "The list is empty!" &lt;&lt; endl;</text:span></text:p>
      <text:p text:style-name="P7" loext:marker-style-name="T18"><text:span text:style-name="T18"><text:s text:c="12"/>return;</text:span></text:p>
      <text:p text:style-name="P7" loext:marker-style-name="T18"><text:span text:style-name="T18"><text:s text:c="8"/>}</text:span></text:p>
      <text:p text:style-name="P7" loext:marker-style-name="T18"><text:span text:style-name="T18"/></text:p>
      <text:p text:style-name="P7" loext:marker-style-name="T18"><text:span text:style-name="T18"><text:s text:c="8"/>Node* slow = head;</text:span></text:p>
      <text:p text:style-name="P7" loext:marker-style-name="T18"><text:span text:style-name="T18"><text:s text:c="8"/>Node* fast = head;</text:span></text:p>
      <text:p text:style-name="P6" loext:marker-style-name="T18"><text:span text:style-name="T18"><text:s text:c="8"/></text:span></text:p>
      <text:p text:style-name="P7" loext:marker-style-name="T18"><text:soft-page-break/><text:span text:style-name="T18"><text:s text:c="8"/>while (fast != nullptr &amp;&amp; fast-&gt;next != nullptr) {</text:span></text:p>
      <text:p text:style-name="P7" loext:marker-style-name="T18"><text:span text:style-name="T18"><text:s text:c="12"/>slow = slow-&gt;next;</text:span></text:p>
      <text:p text:style-name="P7" loext:marker-style-name="T18"><text:span text:style-name="T18"><text:s text:c="12"/>fast = fast-&gt;next-&gt;next;</text:span></text:p>
      <text:p text:style-name="P7" loext:marker-style-name="T18"><text:span text:style-name="T19"><text:s text:c="8"/>}</text:span></text:p>
      <text:p text:style-name="P7" loext:marker-style-name="T18"><text:span text:style-name="T18">cout &lt;&lt; "The middle element is: " &lt;&lt; slow-&gt;data &lt;&lt; endl;</text:span></text:p>
      <text:p text:style-name="P7" loext:marker-style-name="T18"><text:span text:style-name="T19"><text:s text:c="4"/>}</text:span></text:p>
      <text:p text:style-name="P7" loext:marker-style-name="T18"><text:span text:style-name="T19"/></text:p>
      <text:p text:style-name="P7" loext:marker-style-name="T18"><text:span text:style-name="T19"/></text:p>
      <text:p text:style-name="P3"><text:span text:style-name="T5">G</text:span><text:span text:style-name="T4">et Nth node in a given Double</text:span></text:p>
      <text:p text:style-name="P7" loext:marker-style-name="T18"><text:span text:style-name="T19"/></text:p>
      <text:p text:style-name="P8" loext:marker-style-name="T18"><text:span text:style-name="T18">Node* getNthNode(int n) </text:span></text:p>
      <text:p text:style-name="P8" loext:marker-style-name="T18"><text:span text:style-name="T18">{</text:span></text:p>
      <text:p text:style-name="P8" loext:marker-style-name="T18"><text:span text:style-name="T18"><text:s text:c="8"/>Node* temp = head;</text:span></text:p>
      <text:p text:style-name="P8" loext:marker-style-name="T18"><text:span text:style-name="T18"><text:s text:c="8"/>int count = 1;</text:span></text:p>
      <text:p text:style-name="P8" loext:marker-style-name="T18"><text:span text:style-name="T18"/></text:p>
      <text:p text:style-name="P8" loext:marker-style-name="T18"><text:span text:style-name="T18"><text:s text:c="8"/>while (temp != nullptr) </text:span></text:p>
      <text:p text:style-name="P8" loext:marker-style-name="T18"><text:span text:style-name="T18">{</text:span></text:p>
      <text:p text:style-name="P8" loext:marker-style-name="T18"><text:span text:style-name="T18"><text:s text:c="12"/>if (count == n) </text:span></text:p>
      <text:p text:style-name="P8" loext:marker-style-name="T18"><text:span text:style-name="T18">{</text:span></text:p>
      <text:p text:style-name="P8" loext:marker-style-name="T18"><text:span text:style-name="T18"><text:s text:c="16"/>return temp; <text:s/>// Return the Nth node</text:span></text:p>
      <text:p text:style-name="P8" loext:marker-style-name="T18"><text:span text:style-name="T18"><text:s/>}</text:span></text:p>
      <text:p text:style-name="P8" loext:marker-style-name="T18"><text:span text:style-name="T18"><text:s text:c="12"/>temp = temp-&gt;next;</text:span></text:p>
      <text:p text:style-name="P8" loext:marker-style-name="T18"><text:span text:style-name="T18"><text:s text:c="12"/>count++;</text:span></text:p>
      <text:p text:style-name="P8" loext:marker-style-name="T18"><text:span text:style-name="T19"><text:s/>}</text:span></text:p>
      <text:p text:style-name="P8" loext:marker-style-name="T18"><text:span text:style-name="T19"/></text:p>
      <text:p text:style-name="P8" loext:marker-style-name="T18"><text:span text:style-name="T19"/></text:p>
      <text:p text:style-name="P8" loext:marker-style-name="T18"><text:span text:style-name="T19"/></text:p>
      <text:p text:style-name="P8" loext:marker-style-name="T18"><text:span text:style-name="T19"/></text:p>
      <text:p text:style-name="P5"><text:span text:style-name="T3">I</text:span><text:span text:style-name="T1">nsert a new node at any position</text:span></text:p>
      <text:p text:style-name="P8" loext:marker-style-name="T18"><text:span text:style-name="T19"/></text:p>
      <text:p text:style-name="P8" loext:marker-style-name="T18"><text:span text:style-name="T19"/></text:p>
      <text:p text:style-name="P16" loext:marker-style-name="T18"><text:span text:style-name="T18">void insertAtPosition(int value, int position) {</text:span></text:p>
      <text:p text:style-name="P16" loext:marker-style-name="T18"><text:span text:style-name="T18"><text:s text:c="8"/>Node* newNode = new Node(value);</text:span></text:p>
      <text:p text:style-name="P16" loext:marker-style-name="T18"><text:span text:style-name="T18"><text:s text:c="8"/>Node* temp = head;</text:span></text:p>
      <text:p text:style-name="P16" loext:marker-style-name="T18"><text:span text:style-name="T18"><text:s text:c="8"/>int count = 1;</text:span></text:p>
      <text:p text:style-name="P15" loext:marker-style-name="T18"/>
      <text:p text:style-name="P16" loext:marker-style-name="T18"><text:span text:style-name="T18"><text:s text:c="8"/>if (position == 1) {</text:span></text:p>
      <text:p text:style-name="P16" loext:marker-style-name="T18"><text:span text:style-name="T18"><text:s text:c="12"/>newNode-&gt;next = head;</text:span></text:p>
      <text:p text:style-name="P16" loext:marker-style-name="T18"><text:span text:style-name="T18"><text:s text:c="12"/>if (head != nullptr) {</text:span></text:p>
      <text:p text:style-name="P16" loext:marker-style-name="T18"><text:span text:style-name="T18"><text:s text:c="16"/>head-&gt;prev = newNode;</text:span></text:p>
      <text:p text:style-name="P16" loext:marker-style-name="T18"><text:span text:style-name="T18"><text:s text:c="12"/>}</text:span></text:p>
      <text:p text:style-name="P16" loext:marker-style-name="T18"><text:span text:style-name="T18"><text:s text:c="12"/>head = newNode;</text:span></text:p>
      <text:p text:style-name="P16" loext:marker-style-name="T18"><text:span text:style-name="T18"><text:s text:c="12"/>return;</text:span></text:p>
      <text:p text:style-name="P16" loext:marker-style-name="T18"><text:soft-page-break/><text:span text:style-name="T18"><text:s text:c="8"/>}</text:span></text:p>
      <text:p text:style-name="P15" loext:marker-style-name="T18"/>
      <text:p text:style-name="P16" loext:marker-style-name="T18"><text:span text:style-name="T18"><text:s text:c="8"/>while (temp != nullptr &amp;&amp; count &lt; position - 1) {</text:span></text:p>
      <text:p text:style-name="P16" loext:marker-style-name="T18"><text:span text:style-name="T18"><text:s text:c="12"/>temp = temp-&gt;next;</text:span></text:p>
      <text:p text:style-name="P16" loext:marker-style-name="T18"><text:span text:style-name="T18"><text:s text:c="12"/>count++;</text:span></text:p>
      <text:p text:style-name="P16" loext:marker-style-name="T18"><text:span text:style-name="T18"><text:s text:c="8"/>}</text:span></text:p>
      <text:p text:style-name="P15" loext:marker-style-name="T18"/>
      <text:p text:style-name="P16" loext:marker-style-name="T18"><text:span text:style-name="T18"><text:s text:c="8"/>if (temp == nullptr) {</text:span></text:p>
      <text:p text:style-name="P16" loext:marker-style-name="T18"><text:span text:style-name="T18"><text:s text:c="12"/>cout &lt;&lt; "The position is greater than the length of the list. Inserting at the end." &lt;&lt; endl;</text:span></text:p>
      <text:p text:style-name="P16" loext:marker-style-name="T18"><text:span text:style-name="T18"><text:s text:c="12"/>temp = head;</text:span></text:p>
      <text:p text:style-name="P16" loext:marker-style-name="T18"><text:span text:style-name="T18"><text:s text:c="12"/>while (temp-&gt;next != nullptr) {</text:span></text:p>
      <text:p text:style-name="P16" loext:marker-style-name="T18"><text:span text:style-name="T18"><text:s text:c="16"/>temp = temp-&gt;next;</text:span></text:p>
      <text:p text:style-name="P16" loext:marker-style-name="T18"><text:span text:style-name="T18"><text:s text:c="12"/>}</text:span></text:p>
      <text:p text:style-name="P16" loext:marker-style-name="T18"><text:span text:style-name="T18"><text:s text:c="12"/>temp-&gt;next = newNode;</text:span></text:p>
      <text:p text:style-name="P16" loext:marker-style-name="T18"><text:span text:style-name="T18"><text:s text:c="12"/>newNode-&gt;prev = temp;</text:span></text:p>
      <text:p text:style-name="P16" loext:marker-style-name="T18"><text:span text:style-name="T18"><text:s text:c="8"/>} else {</text:span></text:p>
      <text:p text:style-name="P16" loext:marker-style-name="T18"><text:span text:style-name="T18"><text:s text:c="12"/>newNode-&gt;next = temp-&gt;next;</text:span></text:p>
      <text:p text:style-name="P16" loext:marker-style-name="T18"><text:span text:style-name="T18"><text:s text:c="12"/>newNode-&gt;prev = temp;</text:span></text:p>
      <text:p text:style-name="P16" loext:marker-style-name="T18"><text:span text:style-name="T18"><text:s text:c="12"/>if (temp-&gt;next != nullptr) {</text:span></text:p>
      <text:p text:style-name="P16" loext:marker-style-name="T18"><text:span text:style-name="T18"><text:s text:c="16"/>temp-&gt;next-&gt;prev = newNode;</text:span></text:p>
      <text:p text:style-name="P16" loext:marker-style-name="T18"><text:span text:style-name="T18"><text:s text:c="12"/>}</text:span></text:p>
      <text:p text:style-name="P16" loext:marker-style-name="T18"><text:span text:style-name="T18"><text:s text:c="12"/>temp-&gt;next = newNode;</text:span></text:p>
      <text:p text:style-name="P16" loext:marker-style-name="T18"><text:span text:style-name="T18"><text:s text:c="8"/>}</text:span></text:p>
      <text:p text:style-name="P16" loext:marker-style-name="T18"><text:span text:style-name="T19"><text:s text:c="4"/>}</text:span></text:p>
      <text:p text:style-name="P8" loext:marker-style-name="T18"><text:span text:style-name="T19"/></text:p>
      <text:p text:style-name="P8" loext:marker-style-name="T18"><text:span text:style-name="T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ira Code" svg:font-family="'Fir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ListLabel_20_1" style:display-name="ListLabel 1" style:family="text"/>
    <style:style style:name="Default_20_Paragraph_20_Font" style:display-name="Default Paragraph Font" style:family="text"/>
    <style:style style:name="apple-style-span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" style:num-suffix="" text:bullet-char="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21:33:46.901430257</meta:creation-date>
    <dc:date>2024-12-16T21:49:06.683481267</dc:date>
    <meta:editing-duration>PT5M4S</meta:editing-duration>
    <meta:editing-cycles>1</meta:editing-cycles>
    <meta:document-statistic meta:table-count="0" meta:image-count="0" meta:object-count="0" meta:page-count="5" meta:paragraph-count="164" meta:word-count="472" meta:character-count="3258" meta:non-whitespace-character-count="2344"/>
    <meta:generator>LibreOffice/24.2.7.2$Linux_X86_64 LibreOffice_project/420$Build-2</meta:generator>
  </office:meta>
</office:document-meta>
</file>